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F60000013DF0E3D1D0.png" manifest:media-type="image/png"/>
  <manifest:file-entry manifest:full-path="Pictures/100000000000025E0000011A6862E8A8.png" manifest:media-type="image/png"/>
  <manifest:file-entry manifest:full-path="Pictures/20000012000027110000235A82534145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4cm" draw:marker-start-width="0.26cm" draw:marker-end-width="0.26cm" draw:textarea-horizontal-align="center" draw:textarea-vertical-align="middle" fo:padding-top="0.145cm" fo:padding-bottom="0.145cm" fo:padding-left="0.27cm" fo:padding-right="0.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2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dd4814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05cm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draw:fill="none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cm" fo:min-width="0cm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48cm" svg:height="0.806cm" svg:x="16.3cm" svg:y="6.994cm">
          <draw:text-box>
            <text:p><text:span text:style-name="T1">Motor driver</text:span></text:p>
          </draw:text-box>
        </draw:frame>
        <draw:g>
          <draw:custom-shape draw:style-name="gr2" draw:text-style-name="P2" draw:layer="layout" svg:width="2.9cm" svg:height="0.6cm" svg:x="13.8cm" svg:y="6.8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" draw:text-style-name="P2" draw:layer="layout" svg:width="1.5cm" svg:height="2cm" svg:x="14.5cm" svg:y="5.3cm">
            <text:p/>
            <draw:enhanced-geometry svg:viewBox="0 0 88 21600" draw:glue-points="44 ?f6 44 0 0 10800 44 21600 88 10800" draw:text-areas="0 ?f6 88 ?f3" draw:type="can" draw:modifiers="6336.4317841079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" draw:text-style-name="P2" draw:layer="layout" svg:width="0.3cm" svg:height="0.8cm" svg:x="15.1cm" svg:y="4.9cm">
            <text:p/>
            <draw:enhanced-geometry svg:viewBox="0 0 88 21600" draw:mirror-horizontal="false" draw:mirror-vertical="false" draw:glue-points="44 ?f6 44 0 0 10800 44 21600 88 10800" draw:text-areas="0 ?f6 88 ?f3" draw:type="can" draw:modifiers="6336.4317841079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" draw:layer="layout" svg:width="1.031cm" svg:height="0.962cm" svg:x="14.769cm" svg:y="5.937cm">
            <draw:text-box>
              <text:p>M</text:p>
            </draw:text-box>
          </draw:frame>
        </draw:g>
        <draw:frame draw:style-name="gr5" draw:text-style-name="P2" draw:layer="layout" svg:width="3.159cm" svg:height="2.859cm" svg:x="6.141cm" svg:y="9.2cm">
          <draw:image xlink:href="Pictures/20000012000027110000235A82534145.svm" xlink:type="simple" xlink:show="embed" xlink:actuate="onLoad">
            <text:p/>
          </draw:image>
        </draw:frame>
        <draw:line draw:style-name="gr6" draw:text-style-name="P2" draw:layer="layout" svg:x1="15.7cm" svg:y1="7.8cm" svg:x2="15.7cm" svg:y2="7.4cm">
          <text:p/>
        </draw:line>
        <draw:custom-shape draw:style-name="gr4" draw:text-style-name="P2" draw:layer="layout" svg:width="1.4cm" svg:height="0.7cm" svg:x="15cm" svg:y="7.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" draw:text-style-name="P1" draw:layer="layout" svg:width="4.841cm" svg:height="0.806cm" svg:x="3.7cm" svg:y="8.194cm">
          <draw:text-box>
            <text:p><text:span text:style-name="T1">MyoGanglion (EVA)</text:span></text:p>
          </draw:text-box>
        </draw:frame>
        <draw:frame draw:style-name="gr1" draw:text-style-name="P1" draw:layer="layout" svg:width="1.522cm" svg:height="0.806cm" svg:x="14.878cm" svg:y="8.294cm">
          <draw:text-box>
            <text:p><text:span text:style-name="T1">24 V</text:span></text:p>
          </draw:text-box>
        </draw:frame>
        <draw:line draw:style-name="gr8" draw:text-style-name="P2" draw:layer="layout" svg:x1="9.1cm" svg:y1="10.8cm" svg:x2="9.1cm" svg:y2="8.2cm">
          <text:p/>
        </draw:line>
        <draw:g>
          <draw:custom-shape draw:style-name="gr9" draw:text-style-name="P2" draw:layer="layout" svg:width="3.4cm" svg:height="0.7cm" svg:x="7.7cm" svg:y="7.5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.1cm" svg:height="0.2cm" svg:x="8cm" svg:y="7.9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2" draw:layer="layout" svg:width="1.1cm" svg:height="0.2cm" svg:x="8.4cm" svg:y="7.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" draw:text-style-name="P2" draw:layer="layout" svg:width="1.1cm" svg:height="0.2cm" svg:x="9.5cm" svg:y="7.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" draw:text-style-name="P2" draw:layer="layout" svg:width="1.1cm" svg:height="0.2cm" svg:x="9.2cm" svg:y="7.9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" draw:text-style-name="P2" draw:layer="layout" svg:width="0.7cm" svg:height="0.4cm" svg:x="10.4cm" svg:y="7.6cm">
            <text:p/>
            <draw:enhanced-geometry svg:viewBox="0 0 21600 21600" draw:glue-points="?f6 0 10800 ?f8 ?f11 10800 ?f9 21600 10800 ?f10 ?f5 10800" draw:text-areas="?f3 ?f3 ?f4 ?f4" draw:type="parallelogram" draw:modifiers="15375.7489300999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" draw:text-style-name="P2" draw:layer="layout" svg:width="0.7cm" svg:height="0.4cm" svg:x="7.8cm" svg:y="7.6cm">
            <text:p/>
            <draw:enhanced-geometry svg:viewBox="0 0 21600 21600" draw:glue-points="?f6 0 10800 ?f8 ?f11 10800 ?f9 21600 10800 ?f10 ?f5 10800" draw:text-areas="?f3 ?f3 ?f4 ?f4" draw:type="parallelogram" draw:modifiers="15375.7489300999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line draw:style-name="gr14" draw:text-style-name="P2" draw:layer="layout" svg:x1="10.9cm" svg:y1="7cm" svg:x2="14.3cm" svg:y2="7cm">
          <text:p/>
        </draw:line>
        <draw:line draw:style-name="gr15" draw:text-style-name="P2" draw:layer="layout" svg:x1="14cm" svg:y1="6.7cm" svg:x2="13.4cm" svg:y2="7.3cm">
          <text:p/>
        </draw:line>
        <draw:frame draw:style-name="gr16" draw:text-style-name="P3" draw:layer="layout" svg:width="0.739cm" svg:height="1.7cm" svg:x="13.261cm" svg:y="6.4cm">
          <draw:text-box>
            <text:p><text:span text:style-name="T2">6</text:span></text:p>
          </draw:text-box>
        </draw:frame>
        <draw:frame draw:style-name="gr17" draw:text-style-name="P1" draw:layer="layout" svg:width="1.302cm" svg:height="1.3cm" svg:x="12.1cm" svg:y="6.2cm">
          <draw:text-box>
            <text:p><text:span text:style-name="T1">SPI</text:span></text:p>
          </draw:text-box>
        </draw:frame>
        <draw:frame draw:style-name="gr5" draw:text-style-name="P2" draw:layer="layout" svg:width="6.508cm" svg:height="8.386cm" svg:x="10.8cm" svg:y="9cm">
          <draw:image xlink:href="Pictures/10000000000000F60000013DF0E3D1D0.png" xlink:type="simple" xlink:show="embed" xlink:actuate="onLoad">
            <text:p/>
          </draw:image>
        </draw:frame>
        <draw:line draw:style-name="gr14" draw:text-style-name="P2" draw:layer="layout" svg:x1="10.4cm" svg:y1="7.5cm" svg:x2="10.9cm" svg:y2="7cm">
          <text:p/>
        </draw:line>
        <draw:frame draw:style-name="gr5" draw:text-style-name="P2" draw:layer="layout" svg:width="7.765cm" svg:height="2.776cm" svg:x="4.035cm" svg:y="4.124cm">
          <draw:image xlink:href="Pictures/100000000000025E0000011A6862E8A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 Lenz</meta:initial-creator>
    <meta:creation-date>2012-03-19T10:47:49.06</meta:creation-date>
    <dc:date>2012-09-11T09:17:45</dc:date>
    <meta:editing-duration>PT4H37M24S</meta:editing-duration>
    <meta:editing-cycles>27</meta:editing-cycles>
    <meta:generator>LibreOffice/3.5$Linux_x86 LibreOffice_project/350m1$Build-2</meta:generator>
    <dc:creator>Alexander Lenz</dc:creator>
    <meta:document-statistic meta:object-count="27"/>
  </office:meta>
</office:document-meta>
</file>